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1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6pt" fo:text-shadow="none" style:font-size-asian="36pt" style:font-size-complex="36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style:font-size-asian="32pt" style:font-size-complex="32pt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 style:text-autospace="none"/>
    </style:style>
    <style:style style:name="P12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28pt" fo:text-shadow="1pt 1pt" style:font-size-asian="28pt" style:font-size-complex="28pt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 Semibold1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436cm" svg:y="0.497cm">
          <draw:text-box>
            <text:p text:style-name="P1"><text:span text:style-name="T1">HYMN #940</text:span></text:p>
            <text:p text:style-name="P1"><text:span text:style-name="T2">“</text:span><text:span text:style-name="T2">Holy God, We Praise Thy Na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4.979cm" svg:height="8.099cm" svg:x="1.524cm" svg:y="0.537cm">
          <draw:text-box>
            <text:p text:style-name="P4"><text:span text:style-name="T3">1.</text:span><text:span text:style-name="T4"> Holy God, we praise Thy name;</text:span></text:p>
            <text:p text:style-name="P4"><text:span text:style-name="T4">Lord of all, we bow before Thee.</text:span></text:p>
            <text:p text:style-name="P4"><text:span text:style-name="T4">All on earth Thy scepter claim,</text:span></text:p>
            <text:p text:style-name="P4"><text:span text:style-name="T4">All in heav’n above adore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4.524cm" svg:height="3.631cm" svg:x="1.638cm" svg:y="0.508cm">
          <draw:text-box>
            <text:p text:style-name="P4"><text:span text:style-name="T4">Infinite Thy vast domain, </text:span></text:p>
            <text:p text:style-name="P4"><text:span text:style-name="T4">Everlasting is Thy reig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4.638cm" svg:height="7.011cm" svg:x="1.524cm" svg:y="0.508cm">
          <draw:text-box>
            <text:p text:style-name="P4"><text:span text:style-name="T3">2.</text:span><text:span text:style-name="T4"> Hark! The glad celestial hymn</text:span></text:p>
            <text:p text:style-name="P4"><text:span text:style-name="T4">Angel choirs above are raising;</text:span></text:p>
            <text:p text:style-name="P4"><text:span text:style-name="T4">Cherubim and seraphim,</text:span></text:p>
            <text:p text:style-name="P4"><text:span text:style-name="T4">In unceasing chorus prais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8" draw:layer="layout" svg:width="25.146cm" svg:height="3.631cm" svg:x="1.524cm" svg:y="0.508cm">
          <draw:text-box>
            <text:p text:style-name="P4"><text:span text:style-name="T4">Fill the heav’ns with sweet accord: </text:span></text:p>
            <text:p text:style-name="P4"><text:span text:style-name="T4">Holy, holy, holy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5" draw:layer="layout" svg:width="25.908cm" svg:height="7.011cm" svg:x="1.016cm" svg:y="0.383cm">
          <draw:text-box>
            <text:p text:style-name="P4"><text:span text:style-name="T3">3.</text:span><text:span text:style-name="T4"> Lo, the_apostles’ holy train</text:span></text:p>
            <text:p text:style-name="P4"><text:span text:style-name="T4">Join Thy sacred name to hallow;</text:span></text:p>
            <text:p text:style-name="P4"><text:span text:style-name="T4">Prophets swell the glad refrain,</text:span></text:p>
            <text:p text:style-name="P4"><text:span text:style-name="T4">And the white-robed martyrs follow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6" draw:text-style-name="P8" draw:layer="layout" svg:width="24.892cm" svg:height="4.189cm" svg:x="1.458cm" svg:y="0.561cm">
          <draw:text-box>
            <text:p text:style-name="P4"><text:span text:style-name="T4">And from morn to set of sun</text:span></text:p>
            <text:p text:style-name="P4"><text:span text:style-name="T4">Through the Church the song goes 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5" draw:text-style-name="P5" draw:layer="layout" svg:width="24.499cm" svg:height="7.011cm" svg:x="1.778cm" svg:y="0.609cm">
          <draw:text-box>
            <text:p text:style-name="P4"><text:span text:style-name="T3">4.</text:span><text:span text:style-name="T4"> Thou art King of Glory, Christ;</text:span></text:p>
            <text:p text:style-name="P4"><text:span text:style-name="T4">Son of God, yet born of Mary.</text:span></text:p>
            <text:p text:style-name="P4"><text:span text:style-name="T4">For us sinners sacrificed,</text:span></text:p>
            <text:p text:style-name="P4"><text:span text:style-name="T4">As to death a Tributar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7" draw:text-style-name="P10" draw:layer="layout" svg:width="24.892cm" svg:height="3.935cm" svg:x="1.524cm" svg:y="0.508cm">
          <draw:text-box>
            <text:p text:style-name="P9"><text:span text:style-name="T4">First to break the bars of death,</text:span></text:p>
            <text:p text:style-name="P9"><text:span text:style-name="T4">Thou hast opened heav’n to fai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5" draw:text-style-name="P5" draw:layer="layout" svg:width="24.892cm" svg:height="7.011cm" svg:x="1.502cm" svg:y="0.597cm">
          <draw:text-box>
            <text:p text:style-name="P4"><text:span text:style-name="T3">5.</text:span><text:span text:style-name="T4"> Holy Father, holy Son,</text:span></text:p>
            <text:p text:style-name="P4"><text:span text:style-name="T4">Holy Spirit, three we name Thee;</text:span></text:p>
            <text:p text:style-name="P4"><text:span text:style-name="T4">Though in essence only one,</text:span></text:p>
            <text:p text:style-name="P4"><text:span text:style-name="T4">Undivided God we claim Th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8" draw:text-style-name="P8" draw:layer="layout" svg:width="24.638cm" svg:height="3.914cm" svg:x="1.778cm" svg:y="0.508cm">
          <draw:text-box>
            <text:p text:style-name="P4"><text:span text:style-name="T4">And, adoring, bend the knee</text:span></text:p>
            <text:p text:style-name="P4"><text:span text:style-name="T4">While we own the myste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5" draw:text-style-name="P5" draw:layer="layout" svg:width="24.638cm" svg:height="7.011cm" svg:x="1.778cm" svg:y="0.609cm">
          <draw:text-box>
            <text:p text:style-name="P4"><text:span text:style-name="T3">6.</text:span><text:span text:style-name="T4"> From Thy high celestial home,</text:span></text:p>
            <text:p text:style-name="P4"><text:span text:style-name="T4">Judge of all, again returning,</text:span></text:p>
            <text:p text:style-name="P4"><text:span text:style-name="T4">We believe that Thou shalt come</text:span></text:p>
            <text:p text:style-name="P4"><text:span text:style-name="T4">On that final judgment morn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8" draw:text-style-name="P8" draw:layer="layout" svg:width="24.892cm" svg:height="3.914cm" svg:x="1.524cm" svg:y="0.508cm">
          <draw:text-box>
            <text:p text:style-name="P4"><text:span text:style-name="T4">When Thy voice shall shake the earth</text:span></text:p>
            <text:p text:style-name="P4"><text:span text:style-name="T4">And the startled dead come fo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1T0">
        <draw:frame draw:style-name="gr5" draw:text-style-name="P12" draw:layer="layout" svg:width="24.638cm" svg:height="7.011cm" svg:x="1.524cm" svg:y="0.609cm">
          <draw:text-box>
            <text:p text:style-name="P11"><text:span text:style-name="T5">7.</text:span><text:span text:style-name="T6"> Spare Thy people, Lord, we pray,</text:span><text:span text:style-name="T6"><text:line-break/></text:span><text:span text:style-name="T6">By a thousand snares surrounded;</text:span><text:span text:style-name="T6"><text:line-break/></text:span><text:span text:style-name="T6">Keep us without sin today,</text:span><text:span text:style-name="T6"><text:line-break/></text:span><text:span text:style-name="T6">Never let us be confound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 presentation:presentation-page-layout-name="AL1T0">
        <draw:frame draw:style-name="gr9" draw:text-style-name="P14" draw:layer="layout" svg:width="24.638cm" svg:height="10.574cm" svg:x="1.778cm" svg:y="0.602cm">
          <draw:text-box>
            <text:p text:style-name="P11"><text:span text:style-name="T6">Lo, I put my trust in Thee;</text:span><text:span text:style-name="T6"><text:line-break/></text:span><text:span text:style-name="T6">Never, Lord, abandon me.</text:span></text:p>
            <text:p text:style-name="P13"><text:span text:style-name="T7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><text:s text:c="3"/></text:span><text:span text:style-name="T9"><text:s text:c="2"/></text:span><text:span text:style-name="T10"><text:s text:c="2"/></text:span><text:span text:style-name="T11"><text:s/></text:span><text:span text:style-name="T11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0:59:58.201000000</meta:creation-date>
    <dc:title>Hymn template</dc:title>
    <meta:editing-duration>PT33M2S</meta:editing-duration>
    <meta:editing-cycles>19</meta:editing-cycles>
    <meta:generator>LibreOffice/6.1.3.2$Windows_X86_64 LibreOffice_project/86daf60bf00efa86ad547e59e09d6bb77c699acb</meta:generator>
    <meta:initial-creator>Arthur Hoch</meta:initial-creator>
    <dc:date>2019-01-20T13:36:27.172000000</dc:date>
    <meta:document-statistic meta:object-count="246"/>
    <meta:template xlink:type="simple" xlink:actuate="onRequest" xlink:title="Hymn template" xlink:href="../../AppData/Roaming/LibreOffice/4/user/template/Worship%20Templsates/Hymn%20template.otp" meta:date="2014-10-18T10:59:57.905000000"/>
  </office:meta>
</office:document-meta>
</file>